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123.96pt"/>
    </style:style>
    <style:style style:name="co4" style:family="table-column">
      <style:table-column-properties fo:break-before="auto" style:column-width="338.54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P32-Z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10 C4 C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office:value-type="string" calcext:value-type="string">
            <text:p>D2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5 C6 C8 C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12V-SmartSwitch:USB_Micro-B_Amphenol_101181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irchildsemi.com/ds/PN/PN2222A.pdf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0 R11 R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R5 R6 R7 R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12V-SmartSwitch:SW_TACTILE_PO21301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215-33YG-13</text:p>
          </table:table-cell>
          <table:table-cell office:value-type="string" calcext:value-type="string">
            <text:p>ESP32-Zip:AP7215-33YG-13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http://www.silabs.com/support%20documents/technicaldocs/cp2102n-datasheet.pdf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12V-SmartSwitch:ESP32-WROOM-32-Espressif-Symbol-Kicad-62379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Jumper:SolderJumper-2_P1.3mm_Bridged2Bar_Pad1.0x1.5mm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date>2019-09-29T13:34:22.425243520</dc:date>
    <meta:editing-duration>PT2H8M8S</meta:editing-duration>
    <meta:editing-cycles>2</meta:editing-cycles>
    <meta:document-statistic meta:table-count="1" meta:cell-count="107" meta:object-count="0"/>
  </office:meta>
</office:document-meta>
</file>